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ückliste" style:family="table">
      <style:table-properties style:width="17cm" table:align="margins"/>
    </style:style>
    <style:style style:name="Stückliste.A" style:family="table-column">
      <style:table-column-properties style:column-width="8.5cm" style:rel-column-width="32767*"/>
    </style:style>
    <style:style style:name="Stück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tückliste.B1" style:family="table-cell">
      <style:table-cell-properties fo:padding="0.097cm" fo:border="0.002cm solid #000000"/>
    </style:style>
    <style:style style:name="Stückliste.A2" style:family="table-cell">
      <style:table-cell-properties fo:padding="0.097cm" fo:border-left="0.002cm solid #000000" fo:border-right="none" fo:border-top="none" fo:border-bottom="0.002cm solid #000000"/>
    </style:style>
    <style:style style:name="Stück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ückliste</text:p>
      <text:p text:style-name="P1"/>
      <text:p text:style-name="P1"/>
      <table:table table:name="Stückliste" table:style-name="Stückliste">
        <table:table-column table:style-name="Stückliste.A" table:number-columns-repeated="2"/>
        <table:table-row>
          <table:table-cell table:style-name="Stückliste.A1" office:value-type="string">
            <text:p text:style-name="P3">Name</text:p>
          </table:table-cell>
          <table:table-cell table:style-name="Stückliste.B1" office:value-type="string">
            <text:p text:style-name="P3">Anzahl</text:p>
          </table:table-cell>
        </table:table-row>
        <table:table-row>
          <table:table-cell table:style-name="Stückliste.A2" office:value-type="string">
            <text:p text:style-name="P4">100 Ohm Widerstände</text:p>
          </table:table-cell>
          <table:table-cell table:style-name="Stückliste.B2" office:value-type="string">
            <text:p text:style-name="P4">14 Stück</text:p>
          </table:table-cell>
        </table:table-row>
        <table:table-row>
          <table:table-cell table:style-name="Stückliste.A2" office:value-type="string">
            <text:p text:style-name="P4">Rote LEDs</text:p>
          </table:table-cell>
          <table:table-cell table:style-name="Stückliste.B2" office:value-type="string">
            <text:p text:style-name="P4">7 Stück</text:p>
          </table:table-cell>
        </table:table-row>
        <table:table-row>
          <table:table-cell table:style-name="Stückliste.A2" office:value-type="string">
            <text:p text:style-name="P4">Blaue LEDs</text:p>
          </table:table-cell>
          <table:table-cell table:style-name="Stückliste.B2" office:value-type="string">
            <text:p text:style-name="P4">7 Stück</text:p>
          </table:table-cell>
        </table:table-row>
        <table:table-row>
          <table:table-cell table:style-name="Stückliste.A2" office:value-type="string">
            <text:p text:style-name="P4">Taster</text:p>
          </table:table-cell>
          <table:table-cell table:style-name="Stückliste.B2" office:value-type="string">
            <text:p text:style-name="P4">2 Stück</text:p>
          </table:table-cell>
        </table:table-row>
        <table:table-row>
          <table:table-cell table:style-name="Stückliste.A2" office:value-type="string">
            <text:p text:style-name="P4">10k Ohm Widerstand</text:p>
          </table:table-cell>
          <table:table-cell table:style-name="Stückliste.B2" office:value-type="string">
            <text:p text:style-name="P4">2 Stück</text:p>
          </table:table-cell>
        </table:table-row>
        <table:table-row>
          <table:table-cell table:style-name="Stückliste.A2" office:value-type="string">
            <text:p text:style-name="P4">Steckplatine</text:p>
          </table:table-cell>
          <table:table-cell table:style-name="Stückliste.B2" office:value-type="string">
            <text:p text:style-name="P4">1 Stück</text:p>
          </table:table-cell>
        </table:table-row>
        <table:table-row>
          <table:table-cell table:style-name="Stückliste.A2" office:value-type="string">
            <text:p text:style-name="P4">Arduino MEGA 2560</text:p>
          </table:table-cell>
          <table:table-cell table:style-name="Stückliste.B2" office:value-type="string">
            <text:p text:style-name="P4">1 Stück</text:p>
          </table:table-cell>
        </table:table-row>
        <table:table-row>
          <table:table-cell table:style-name="Stückliste.A2" office:value-type="string">
            <text:p text:style-name="P4">USB-Kabel </text:p>
          </table:table-cell>
          <table:table-cell table:style-name="Stückliste.B2" office:value-type="string">
            <text:p text:style-name="P4">1 Stück</text:p>
          </table:table-cell>
        </table:table-row>
        <table:table-row>
          <table:table-cell table:style-name="Stückliste.A2" office:value-type="string">
            <text:p text:style-name="P4">Kabel</text:p>
          </table:table-cell>
          <table:table-cell table:style-name="Stückliste.B2" office:value-type="string">
            <text:p text:style-name="P4">24 Stüc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eller</meta:initial-creator>
    <meta:creation-date>2018-01-16T16:29:29.55</meta:creation-date>
    <meta:document-statistic meta:table-count="1" meta:image-count="0" meta:object-count="0" meta:page-count="1" meta:paragraph-count="21" meta:word-count="38" meta:character-count="191"/>
    <dc:date>2018-01-16T16:36:28.04</dc:date>
    <dc:creator>Felix Keller</dc:creator>
    <meta:editing-duration>PT6M58S</meta:editing-duration>
    <meta:editing-cycles>1</meta:editing-cycles>
    <meta:generator>OpenOffice/4.0.1$Win32 OpenOffice.org_project/401m5$Build-9714</meta:generator>
  </office:meta>
</office:document-meta>
</file>